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4a" officeooo:paragraph-rsid="001e2f4a"/>
    </style:style>
    <style:style style:name="P2" style:family="paragraph" style:parent-style-name="Standard">
      <style:text-properties officeooo:rsid="002020aa" officeooo:paragraph-rsid="002020aa"/>
    </style:style>
    <style:style style:name="P3" style:family="paragraph" style:parent-style-name="Standard">
      <style:text-properties officeooo:rsid="001eee29" officeooo:paragraph-rsid="001e2f4a" fo:background-color="#81d41a"/>
    </style:style>
    <style:style style:name="P4" style:family="paragraph" style:parent-style-name="Standard">
      <style:text-properties officeooo:rsid="002020aa" officeooo:paragraph-rsid="002020aa"/>
    </style:style>
    <style:style style:name="P5" style:family="paragraph" style:parent-style-name="Standard">
      <style:text-properties officeooo:rsid="00218d44" officeooo:paragraph-rsid="00218d44"/>
    </style:style>
    <style:style style:name="P6" style:family="paragraph" style:parent-style-name="Standard">
      <style:text-properties officeooo:rsid="0021e4ec" officeooo:paragraph-rsid="0021e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2">I called the component table with </text:p>
      <text:p text:style-name="P2">&lt;Table /&gt;</text:p>
      <text:p text:style-name="P2"/>
      <text:p text:style-name="P5">Questions for Alex</text:p>
      <text:p text:style-name="P5">1-How to import Google font to vue.js</text:p>
      <text:p text:style-name="P6">2-How to add SASS to vue.js</text:p>
      <text:p text:style-name="P5">2-How would be the space filte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4:05:34.575692438</meta:creation-date>
    <dc:date>2022-01-25T11:33:22.289191752</dc:date>
    <meta:editing-duration>PT25M35S</meta:editing-duration>
    <meta:editing-cycles>4</meta:editing-cycles>
    <meta:generator>LibreOffice/7.1.7.2$Linux_X86_64 LibreOffice_project/10$Build-2</meta:generator>
    <meta:document-statistic meta:table-count="0" meta:image-count="0" meta:object-count="0" meta:page-count="1" meta:paragraph-count="6" meta:word-count="30" meta:character-count="156" meta:non-whitespace-character-count="131"/>
  </office:meta>
</office:document-meta>
</file>